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ЛЭТИ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Санкт-Петербургский государственный электротехнический университет «ЛЭТИ» им. В.И. Ульянова (Ленина) </text:p>
          </table:table-cell>
          <table:table-cell/>
          <table:table-cell table:number-columns-repeated="2" office:value-type="string" calcext:value-type="string">
            <text:p>9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. Искусственный интеллект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Информатика и вычислительная техника. Компьютерное моделирование и проектирование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Информационные системы и технологии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.05.01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.03.01</text:p>
          </table:table-cell>
          <table:table-cell office:value-type="string" calcext:value-type="string">
            <text:p>Радиотехника. Системы компьютерного зрения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03.01</text:p>
          </table:table-cell>
          <table:table-cell office:value-type="string" calcext:value-type="string">
            <text:p>Радиотехника. Цифровые системы локации, связи и навигации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1.03.02</text:p>
          </table:table-cell>
          <table:table-cell office:value-type="string" calcext:value-type="string">
            <text:p>Инфокоммуникационные технологии и системы связи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1.03.03</text:p>
          </table:table-cell>
          <table:table-cell office:value-type="string" calcext:value-type="string">
            <text:p>Конструирование и технология электронных средств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.05.01</text:p>
          </table:table-cell>
          <table:table-cell office:value-type="string" calcext:value-type="string">
            <text:p>Радиоэлектронные системы и комплексы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.03.01</text:p>
          </table:table-cell>
          <table:table-cell office:value-type="string" calcext:value-type="string">
            <text:p>Приборостроение. Интеллектуальные системы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.03.04</text:p>
          </table:table-cell>
          <table:table-cell office:value-type="string" calcext:value-type="string">
            <text:p>Биотехнические системы и технологии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3.03.02</text:p>
          </table:table-cell>
          <table:table-cell office:value-type="string" calcext:value-type="string">
            <text:p>Электроэнергетика и электротехника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.03.06</text:p>
          </table:table-cell>
          <table:table-cell office:value-type="string" calcext:value-type="string">
            <text:p>Мехатроника и робототехника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.03.01</text:p>
          </table:table-cell>
          <table:table-cell office:value-type="string" calcext:value-type="string">
            <text:p>Техносферная безопасность</text:p>
          </table:table-cell>
          <table:table-cell office:value-type="string" calcext:value-type="string">
            <text:p>MRFCI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7.03.02</text:p>
          </table:table-cell>
          <table:table-cell office:value-type="string" calcext:value-type="string">
            <text:p>Управление качеством</text:p>
          </table:table-cell>
          <table:table-cell office:value-type="string" calcext:value-type="string">
            <text:p>MRI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7.03.03</text:p>
          </table:table-cell>
          <table:table-cell office:value-type="string" calcext:value-type="string">
            <text:p>Системный анализ и управление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7.03.04</text:p>
          </table:table-cell>
          <table:table-cell office:value-type="string" calcext:value-type="string">
            <text:p>Управление в технических системах. Компьютерные интеллектуальные технологии управления в технических системах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.03.04</text:p>
          </table:table-cell>
          <table:table-cell office:value-type="string" calcext:value-type="string">
            <text:p>Управление в технических системах. Автоматика и робототехнические системы</text:p>
          </table:table-cell>
          <table:table-cell office:value-type="string" calcext:value-type="string">
            <text:p>MRFI</text:p>
          </table:table-cell>
          <table:table-cell table:number-columns-repeated="163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7.03.05</text:p>
          </table:table-cell>
          <table:table-cell office:value-type="string" calcext:value-type="string">
            <text:p>Инноватика</text:p>
          </table:table-cell>
          <table:table-cell office:value-type="string" calcext:value-type="string">
            <text:p>MRI</text:p>
          </table:table-cell>
          <table:table-cell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8.03.01</text:p>
          </table:table-cell>
          <table:table-cell office:value-type="string" calcext:value-type="string">
            <text:p>Нанотехнологии и микросистемная техника</text:p>
          </table:table-cell>
          <table:table-cell office:value-type="string" calcext:value-type="string">
            <text:p>MRFIC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2.03.01</text:p>
          </table:table-cell>
          <table:table-cell office:value-type="string" calcext:value-type="string">
            <text:p>Реклама и связи с общественностью</text:p>
          </table:table-cell>
          <table:table-cell office:value-type="string" calcext:value-type="string">
            <text:p>ORLHK</text:p>
          </table:table-cell>
          <table:table-cell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5.03.02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LROH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R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F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C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английскому языку</text:p>
          </table:table-cell>
          <table:table-cell office:value-type="string" calcext:value-type="string">
            <text:p>англи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панскому языку</text:p>
          </table:table-cell>
          <table:table-cell office:value-type="string" calcext:value-type="string">
            <text:p>испа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тальянскому языку</text:p>
          </table:table-cell>
          <table:table-cell office:value-type="string" calcext:value-type="string">
            <text:p>итальян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китайскому языку</text:p>
          </table:table-cell>
          <table:table-cell office:value-type="string" calcext:value-type="string">
            <text:p>китай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немецкому языку</text:p>
          </table:table-cell>
          <table:table-cell office:value-type="string" calcext:value-type="string">
            <text:p>немец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франзускому языку</text:p>
          </table:table-cell>
          <table:table-cell office:value-type="string" calcext:value-type="string">
            <text:p>француз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обществознанию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O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истории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H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литературе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#K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строномия и науки о земл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ероятность и статис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ысоки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геномное редакт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о-конструктор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озит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но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овые материал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ередовые производствен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ная инженерия финансовых технолог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азработка компьютерных игр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виртуаль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ческое предпринимательств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умный город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ый инжиниринг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цифровые технологии в архитектур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I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ядер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 2 3 4 5 6 7 8 9 10 11 12 13 14 15 16 19 20 21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строномия и науки о земл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ероятность и статис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ысоки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геномное редакт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C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C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C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I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C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о-конструктор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озит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но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овые материал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C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ередовые производствен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I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ная инженерия финансовых технолог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азработка компьютерных игр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виртуаль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ческое предпринимательств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умный город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ый инжиниринг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цифровые технологии в архитектур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I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эк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ядер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7 23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ероятность и статис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ысоки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геномное редакт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женерно-конструктор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но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ейротехнологии и когнитив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новые материал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ередовые производствен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ограммная инженерия финансовых технолог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азработка компьютерных игр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виртуаль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ческое предпринимательств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умный город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нансовый инжиниринг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цифровые технологии в архитектур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ядер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8 2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бществозна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сто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литератур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восточные язы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гуманитарные и социаль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OH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история мировых цивилизац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лингвис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RL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еждународные отношен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HO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международные отношения и глобалис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H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основы бизнес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олит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HO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рав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псих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P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соц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PG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технологическое предпринимательств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P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л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RKL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финансовая грамот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table:style-name="Default"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философ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24 25</text:p>
          </table:table-cell>
          <table:table-cell office:value-type="string" calcext:value-type="string">
            <text:p>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 table:number-rows-repeated="10483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37:Sheet1.F35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0:43:50.874780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25T21:40:21.382270074</dc:date>
    <meta:editing-duration>PT1H44M38S</meta:editing-duration>
    <meta:editing-cycles>19</meta:editing-cycles>
    <meta:generator>LibreOffice/24.8.4.2$Linux_X86_64 LibreOffice_project/480$Build-2</meta:generator>
    <meta:document-statistic meta:table-count="1" meta:cell-count="1444" meta:object-count="0"/>
  </office:meta>
</office:document-meta>
</file>